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4"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5"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36"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37"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4"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5" style:family="paragraph" style:parent-style-name="Standard">
      <style:paragraph-properties fo:margin-left="0cm" fo:margin-right="0cm" fo:text-indent="0cm" style:auto-text-indent="false"/>
      <style:text-properties style:font-name="Liberation Serif" fo:font-weight="bold" officeooo:rsid="0036d3bf" officeooo:paragraph-rsid="0036d3bf" style:font-weight-asian="bold" style:font-weight-complex="bold"/>
    </style:style>
    <style:style style:name="P56"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57"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officeooo:paragraph-rsid="00315db7"/>
    </style:style>
    <style:style style:name="P59"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0"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1"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2" style:family="paragraph" style:parent-style-name="Standard">
      <style:paragraph-properties fo:margin-left="0cm" fo:margin-right="0cm" fo:text-indent="0cm" style:auto-text-indent="false"/>
      <style:text-properties style:font-name="Liberation Serif" officeooo:paragraph-rsid="0048a51b"/>
    </style:style>
    <style:style style:name="P63" style:family="paragraph" style:parent-style-name="Standard">
      <style:paragraph-properties fo:margin-left="0cm" fo:margin-right="0cm" fo:text-indent="0cm" style:auto-text-indent="false"/>
      <style:text-properties style:font-name="Liberation Serif" officeooo:paragraph-rsid="003c02c3"/>
    </style:style>
    <style:style style:name="P64" style:family="paragraph" style:parent-style-name="Standard">
      <style:paragraph-properties fo:margin-left="0cm" fo:margin-right="0cm" fo:text-indent="0cm" style:auto-text-indent="false"/>
      <style:text-properties style:font-name="Liberation Serif" officeooo:paragraph-rsid="003aabce"/>
    </style:style>
    <style:style style:name="P65"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6"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67"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68"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69"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70"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71"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72" style:family="paragraph" style:parent-style-name="Standard">
      <style:paragraph-properties fo:margin-left="0.72cm" fo:margin-right="0cm" fo:text-indent="0cm" style:auto-text-indent="false"/>
      <style:text-properties style:font-name="Liberation Serif" officeooo:paragraph-rsid="005ee367"/>
    </style:style>
    <style:style style:name="P73"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74" style:family="paragraph" style:parent-style-name="Standard">
      <style:paragraph-properties fo:margin-left="0.72cm" fo:margin-right="0cm" fo:text-indent="0cm" style:auto-text-indent="false"/>
      <style:text-properties style:font-name="Liberation Serif" officeooo:paragraph-rsid="00664652"/>
    </style:style>
    <style:style style:name="P75"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76"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8" style:family="paragraph" style:parent-style-name="Standard">
      <style:paragraph-properties fo:margin-left="0cm" fo:margin-right="0cm" fo:text-indent="0cm" style:auto-text-indent="false"/>
      <style:text-properties officeooo:paragraph-rsid="009911b1"/>
    </style:style>
    <style:style style:name="P79" style:family="paragraph" style:parent-style-name="Standard">
      <style:paragraph-properties fo:margin-left="0cm" fo:margin-right="0cm" fo:text-indent="0cm" style:auto-text-indent="false"/>
      <style:text-properties fo:font-weight="bold" officeooo:rsid="009fb722" officeooo:paragraph-rsid="009fb722" style:font-weight-asian="bold" style:font-weight-complex="bold"/>
    </style:style>
    <style:style style:name="P80" style:family="paragraph" style:parent-style-name="Standard">
      <style:paragraph-properties fo:margin-left="0cm" fo:margin-right="0cm" fo:text-indent="0cm" style:auto-text-indent="false"/>
      <style:text-properties fo:font-weight="normal" officeooo:rsid="009fb722" officeooo:paragraph-rsid="009fb722" style:font-weight-asian="normal" style:font-weight-complex="normal"/>
    </style:style>
    <style:style style:name="P81" style:family="paragraph" style:parent-style-name="Standard">
      <style:paragraph-properties fo:margin-left="0cm" fo:margin-right="0cm" fo:text-indent="0cm" style:auto-text-indent="false"/>
      <style:text-properties fo:font-weight="normal" officeooo:rsid="00a0d074" officeooo:paragraph-rsid="00a0d074" style:font-weight-asian="normal" style:font-weight-complex="normal"/>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fo:font-weight="normal" style:font-weight-asian="normal" style:font-weight-complex="normal"/>
    </style:style>
    <style:style style:name="T21" style:family="text">
      <style:text-properties fo:font-weight="normal" officeooo:rsid="00315db7" style:font-weight-asian="normal" style:font-weight-complex="normal"/>
    </style:style>
    <style:style style:name="T22" style:family="text">
      <style:text-properties fo:font-weight="normal" officeooo:rsid="0032790e" style:font-weight-asian="normal" style:font-weight-complex="normal"/>
    </style:style>
    <style:style style:name="T23" style:family="text">
      <style:text-properties fo:font-weight="normal" officeooo:rsid="0034d4fa" style:font-weight-asian="normal" style:font-weight-complex="normal"/>
    </style:style>
    <style:style style:name="T24" style:family="text">
      <style:text-properties fo:font-weight="normal" officeooo:rsid="0038c786" style:font-weight-asian="normal" style:font-weight-complex="normal"/>
    </style:style>
    <style:style style:name="T25" style:family="text">
      <style:text-properties fo:font-weight="normal" officeooo:rsid="0036d3bf" style:font-weight-asian="normal" style:font-weight-complex="normal"/>
    </style:style>
    <style:style style:name="T26" style:family="text">
      <style:text-properties fo:font-weight="normal" officeooo:rsid="003aabce" style:font-weight-asian="normal" style:font-weight-complex="normal"/>
    </style:style>
    <style:style style:name="T27" style:family="text">
      <style:text-properties fo:font-weight="normal" officeooo:rsid="003cbf38" style:font-weight-asian="normal" style:font-weight-complex="normal"/>
    </style:style>
    <style:style style:name="T28" style:family="text">
      <style:text-properties fo:font-weight="normal" officeooo:rsid="003db462" style:font-weight-asian="normal" style:font-weight-complex="normal"/>
    </style:style>
    <style:style style:name="T29" style:family="text">
      <style:text-properties fo:font-weight="normal" officeooo:rsid="003f39d6" style:font-weight-asian="normal" style:font-weight-complex="normal"/>
    </style:style>
    <style:style style:name="T30" style:family="text">
      <style:text-properties fo:font-weight="normal" officeooo:rsid="003f655c" style:font-weight-asian="normal" style:font-weight-complex="normal"/>
    </style:style>
    <style:style style:name="T31" style:family="text">
      <style:text-properties fo:font-weight="normal" officeooo:rsid="004137f3" style:font-weight-asian="normal" style:font-weight-complex="normal"/>
    </style:style>
    <style:style style:name="T32" style:family="text">
      <style:text-properties fo:font-weight="normal" officeooo:rsid="004208be" style:font-weight-asian="normal" style:font-weight-complex="normal"/>
    </style:style>
    <style:style style:name="T33" style:family="text">
      <style:text-properties fo:font-weight="normal" officeooo:rsid="00476d93" style:font-weight-asian="normal" style:font-weight-complex="normal"/>
    </style:style>
    <style:style style:name="T34" style:family="text">
      <style:text-properties fo:font-weight="normal" officeooo:rsid="0048a51b" style:font-weight-asian="normal" style:font-weight-complex="normal"/>
    </style:style>
    <style:style style:name="T35" style:family="text">
      <style:text-properties fo:font-weight="normal" officeooo:rsid="003c02c3" style:font-weight-asian="normal" style:font-weight-complex="normal"/>
    </style:style>
    <style:style style:name="T36" style:family="text">
      <style:text-properties fo:font-weight="normal" officeooo:rsid="004d2176" style:font-weight-asian="normal" style:font-weight-complex="normal"/>
    </style:style>
    <style:style style:name="T37" style:family="text">
      <style:text-properties fo:font-weight="normal" officeooo:rsid="004ec085" style:font-weight-asian="normal" style:font-weight-complex="normal"/>
    </style:style>
    <style:style style:name="T38" style:family="text">
      <style:text-properties fo:font-weight="normal" officeooo:rsid="0050a5ab" style:font-weight-asian="normal" style:font-weight-complex="normal"/>
    </style:style>
    <style:style style:name="T39" style:family="text">
      <style:text-properties fo:font-weight="normal" officeooo:rsid="005359f9" style:font-weight-asian="normal" style:font-weight-complex="normal"/>
    </style:style>
    <style:style style:name="T40" style:family="text">
      <style:text-properties fo:font-weight="normal" officeooo:rsid="00544c46" style:font-weight-asian="normal" style:font-weight-complex="normal"/>
    </style:style>
    <style:style style:name="T41" style:family="text">
      <style:text-properties fo:font-weight="normal" officeooo:rsid="0054ca93" style:font-weight-asian="normal" style:font-weight-complex="normal"/>
    </style:style>
    <style:style style:name="T42" style:family="text">
      <style:text-properties fo:font-weight="normal" officeooo:rsid="00551489" style:font-weight-asian="normal" style:font-weight-complex="normal"/>
    </style:style>
    <style:style style:name="T43" style:family="text">
      <style:text-properties fo:font-weight="normal" officeooo:rsid="0055fc0b" style:font-weight-asian="normal" style:font-weight-complex="normal"/>
    </style:style>
    <style:style style:name="T44" style:family="text">
      <style:text-properties fo:font-weight="normal" officeooo:rsid="00570b3b" style:font-weight-asian="normal" style:font-weight-complex="normal"/>
    </style:style>
    <style:style style:name="T45" style:family="text">
      <style:text-properties fo:font-weight="normal" officeooo:rsid="006d053c" style:font-weight-asian="normal" style:font-weight-complex="normal"/>
    </style:style>
    <style:style style:name="T46" style:family="text">
      <style:text-properties fo:font-weight="normal" officeooo:rsid="00705343" style:font-weight-asian="normal" style:font-weight-complex="normal"/>
    </style:style>
    <style:style style:name="T47" style:family="text">
      <style:text-properties fo:font-weight="normal" officeooo:rsid="00759d83" style:font-weight-asian="normal" style:font-weight-complex="normal"/>
    </style:style>
    <style:style style:name="T48" style:family="text">
      <style:text-properties fo:font-weight="normal" officeooo:rsid="007715de" style:font-weight-asian="normal" style:font-weight-complex="normal"/>
    </style:style>
    <style:style style:name="T49" style:family="text">
      <style:text-properties fo:font-weight="normal" officeooo:rsid="007818c0" style:font-weight-asian="normal" style:font-weight-complex="normal"/>
    </style:style>
    <style:style style:name="T50" style:family="text">
      <style:text-properties fo:font-weight="normal" officeooo:rsid="0079b913" style:font-weight-asian="normal" style:font-weight-complex="normal"/>
    </style:style>
    <style:style style:name="T51" style:family="text">
      <style:text-properties fo:font-weight="normal" officeooo:rsid="0074611a" style:font-weight-asian="normal" style:font-weight-complex="normal"/>
    </style:style>
    <style:style style:name="T52" style:family="text">
      <style:text-properties fo:font-weight="normal" officeooo:rsid="008096a7" style:font-weight-asian="normal" style:font-weight-complex="normal"/>
    </style:style>
    <style:style style:name="T53" style:family="text">
      <style:text-properties fo:font-weight="normal" officeooo:rsid="00822964" style:font-weight-asian="normal" style:font-weight-complex="normal"/>
    </style:style>
    <style:style style:name="T54" style:family="text">
      <style:text-properties fo:font-weight="normal" officeooo:rsid="0095e800" style:font-weight-asian="normal" style:font-weight-complex="normal"/>
    </style:style>
    <style:style style:name="T55" style:family="text">
      <style:text-properties fo:font-weight="normal" officeooo:rsid="00996fe4" style:font-weight-asian="normal" style:font-weight-complex="normal"/>
    </style:style>
    <style:style style:name="T56" style:family="text">
      <style:text-properties fo:font-weight="normal" officeooo:rsid="0099e811" style:font-weight-asian="normal" style:font-weight-complex="normal"/>
    </style:style>
    <style:style style:name="T57" style:family="text">
      <style:text-properties officeooo:rsid="0048a51b"/>
    </style:style>
    <style:style style:name="T58" style:family="text">
      <style:text-properties officeooo:rsid="0049a164"/>
    </style:style>
    <style:style style:name="T59" style:family="text">
      <style:text-properties officeooo:rsid="00517ce0"/>
    </style:style>
    <style:style style:name="T60" style:family="text">
      <style:text-properties officeooo:rsid="0051831c"/>
    </style:style>
    <style:style style:name="T61" style:family="text">
      <style:text-properties officeooo:rsid="005a6017"/>
    </style:style>
    <style:style style:name="T62" style:family="text">
      <style:text-properties officeooo:rsid="005c0fc0"/>
    </style:style>
    <style:style style:name="T63" style:family="text">
      <style:text-properties officeooo:rsid="005d22e1"/>
    </style:style>
    <style:style style:name="T64" style:family="text">
      <style:text-properties officeooo:rsid="005e8578"/>
    </style:style>
    <style:style style:name="T65" style:family="text">
      <style:text-properties officeooo:rsid="005ee367"/>
    </style:style>
    <style:style style:name="T66" style:family="text">
      <style:text-properties officeooo:rsid="0060b6ec"/>
    </style:style>
    <style:style style:name="T67" style:family="text">
      <style:text-properties officeooo:rsid="006292c9"/>
    </style:style>
    <style:style style:name="T68" style:family="text">
      <style:text-properties officeooo:rsid="00648d28"/>
    </style:style>
    <style:style style:name="T69" style:family="text">
      <style:text-properties officeooo:rsid="00664652"/>
    </style:style>
    <style:style style:name="T70" style:family="text">
      <style:text-properties officeooo:rsid="0067563b"/>
    </style:style>
    <style:style style:name="T71" style:family="text">
      <style:text-properties officeooo:rsid="0067a511"/>
    </style:style>
    <style:style style:name="T72" style:family="text">
      <style:text-properties fo:font-style="italic" officeooo:rsid="0067a511" style:font-style-asian="italic" style:font-style-complex="italic"/>
    </style:style>
    <style:style style:name="T73" style:family="text">
      <style:text-properties fo:font-style="italic" officeooo:rsid="0071880c" style:font-style-asian="italic" style:font-style-complex="italic"/>
    </style:style>
    <style:style style:name="T74" style:family="text">
      <style:text-properties fo:font-style="normal" officeooo:rsid="0067a511" style:font-style-asian="normal" style:font-style-complex="normal"/>
    </style:style>
    <style:style style:name="T75" style:family="text">
      <style:text-properties fo:font-style="normal" officeooo:rsid="0071880c" style:font-style-asian="normal" style:font-style-complex="normal"/>
    </style:style>
    <style:style style:name="T76" style:family="text">
      <style:text-properties officeooo:rsid="006f48ef"/>
    </style:style>
    <style:style style:name="T77" style:family="text">
      <style:text-properties officeooo:rsid="0070ee44"/>
    </style:style>
    <style:style style:name="T78" style:family="text">
      <style:text-properties officeooo:rsid="00759d83"/>
    </style:style>
    <style:style style:name="T79" style:family="text">
      <style:text-properties officeooo:rsid="0078eb8d"/>
    </style:style>
    <style:style style:name="T80" style:family="text">
      <style:text-properties officeooo:rsid="007b490d"/>
    </style:style>
    <style:style style:name="T81" style:family="text">
      <style:text-properties officeooo:rsid="0074611a"/>
    </style:style>
    <style:style style:name="T82" style:family="text">
      <style:text-properties officeooo:rsid="007e33bb"/>
    </style:style>
    <style:style style:name="T83" style:family="text">
      <style:text-properties style:text-position="0% 100%"/>
    </style:style>
    <style:style style:name="T84" style:family="text">
      <style:text-properties officeooo:rsid="00855234"/>
    </style:style>
    <style:style style:name="T85" style:family="text">
      <style:text-properties officeooo:rsid="00858b28"/>
    </style:style>
    <style:style style:name="T86" style:family="text">
      <style:text-properties officeooo:rsid="0086f57e"/>
    </style:style>
    <style:style style:name="T87" style:family="text">
      <style:text-properties officeooo:rsid="008737e1"/>
    </style:style>
    <style:style style:name="T88" style:family="text">
      <style:text-properties officeooo:rsid="0088866f"/>
    </style:style>
    <style:style style:name="T89" style:family="text">
      <style:text-properties officeooo:rsid="008a373d"/>
    </style:style>
    <style:style style:name="T90" style:family="text">
      <style:text-properties officeooo:rsid="008b672c"/>
    </style:style>
    <style:style style:name="T91" style:family="text">
      <style:text-properties officeooo:rsid="008c9fe2"/>
    </style:style>
    <style:style style:name="T92" style:family="text">
      <style:text-properties officeooo:rsid="008da87e"/>
    </style:style>
    <style:style style:name="T93" style:family="text">
      <style:text-properties officeooo:rsid="00902551"/>
    </style:style>
    <style:style style:name="T94" style:family="text">
      <style:text-properties officeooo:rsid="009118dd"/>
    </style:style>
    <style:style style:name="T95" style:family="text">
      <style:text-properties officeooo:rsid="0092f3c0"/>
    </style:style>
    <style:style style:name="T96" style:family="text">
      <style:text-properties officeooo:rsid="0095c9e6"/>
    </style:style>
    <style:style style:name="T97" style:family="text">
      <style:text-properties officeooo:rsid="0095e800"/>
    </style:style>
    <style:style style:name="T98" style:family="text">
      <style:text-properties officeooo:rsid="009911b1"/>
    </style:style>
    <style:style style:name="T99" style:family="text">
      <style:text-properties fo:font-variant="normal" fo:text-transform="none" fo:color="#283041" style:font-name="Liberation Serif" fo:font-size="10.5pt" fo:letter-spacing="normal" fo:font-style="normal"/>
    </style:style>
    <style:style style:name="T100"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1"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2"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5" style:family="text">
      <style:text-properties fo:font-variant="normal" fo:text-transform="none" fo:color="#283041" style:font-name="Liberation Serif" fo:font-size="10.5pt" fo:letter-spacing="normal" fo:font-style="normal" officeooo:rsid="009b07e5"/>
    </style:style>
    <style:style style:name="T106" style:family="text">
      <style:text-properties fo:font-variant="normal" fo:text-transform="none" fo:color="#283041" style:text-position="super 58%" style:font-name="Liberation Serif" fo:font-size="10.5pt" fo:letter-spacing="normal" fo:font-style="normal"/>
    </style:style>
    <style:style style:name="T107" style:family="text">
      <style:text-properties officeooo:rsid="009e79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66">Counterfeit Currency <text:span text:style-name="T12">[x]</text:span></text:p>
      <text:p text:style-name="P66">eBooks Other <text:span text:style-name="T14">[x] (Errors with formatting) </text:span><text:span text:style-name="T15">[x]</text:span></text:p>
      <text:p text:style-name="P66">Other <text:span text:style-name="T16">[x]</text:span></text:p>
      <text:p text:style-name="P66">Resources – Identity Documents <text:span text:style-name="T10">65 </text:span><text:span text:style-name="T17">[x]</text:span></text:p>
      <text:p text:style-name="P66">Transportation/Stealth .<text:span text:style-name="T10">45</text:span></text:p>
      <text:p text:style-name="P33"/>
      <text:p text:style-name="P34">Formatting errors I believe have been caused by removing quotes</text:p>
      <text:p text:style-name="P35">Removed <text:span text:style-name="T13">some keywords: ‘how’ ‘to’ ‘make’</text:span></text:p>
      <text:p text:style-name="P35"/>
      <text:p text:style-name="P53">20/06/2020</text:p>
      <text:p text:style-name="P36">Amendments brought CC up to 0.80 for the market listings</text:p>
      <text:p text:style-name="P36">However, CC very low for forum titles – content is very different</text:p>
      <text:p text:style-name="P37">Adding more GT data based on Titles</text:p>
      <text:p text:style-name="P38">Broadened PGP/GPG to include all encryption</text:p>
      <text:p text:style-name="P38"/>
      <text:p text:style-name="P54">21/06/2020</text:p>
      <text:p text:style-name="P39">Works very well (0.8) on the market listings but far lower on the forum titles</text:p>
      <text:p text:style-name="P40">Mix is very different </text:p>
      <text:p text:style-name="P40">Obscure software names</text:p>
      <text:p text:style-name="P58"><text:span text:style-name="T21">There’s much broader variation on the forum data </text:span><text:span text:style-name="T22">(0.55)</text:span></text:p>
      <text:p text:style-name="P41"/>
      <text:p text:style-name="P59"><text:span text:style-name="T22">M</text:span><text:span text:style-name="T20">sg:</text:span></text:p>
      <text:p text:style-name="P42">Hi – hope you both had a good week:</text:p>
      <text:p text:style-name="P36"/>
      <text:p text:style-name="P43">Built the classifier which uses a total LL value for each entry.</text:p>
      <text:p text:style-name="P60"><text:span text:style-name="T20">This works very well on the market listings (0.8 CC) but not so well on the forum titles (0.5</text:span><text:span text:style-name="T23">7</text:span><text:span text:style-name="T20">)</text:span></text:p>
      <text:p text:style-name="P43"/>
      <text:p text:style-name="P44">I’m currently tweaking the model and adding more to the ground truth data to get better agreement. </text:p>
      <text:p text:style-name="P44"/>
      <text:p text:style-name="P44">The main difference is the forum data is much more variable and there’s a lot more fluff.</text:p>
      <text:p text:style-name="P44"/>
      <text:p text:style-name="P44"><text:soft-page-break/>I’ve expanded the Codebook slightly – so PGP/GPG would include all encryption (for example things like Truecrypt/Veracrypt) </text:p>
      <text:p text:style-name="P44"/>
      <text:p text:style-name="P55">27<text:span text:style-name="T19">th</text:span> July</text:p>
      <text:p text:style-name="P45">Implemented K cross analysis</text:p>
      <text:p text:style-name="P47">Adding more to GT data</text:p>
      <text:p text:style-name="P45"/>
      <text:p text:style-name="P45">Msg for Monday:</text:p>
      <text:p text:style-name="P45"><text:tab/></text:p>
      <text:p text:style-name="P46">“</text:p>
      <text:p text:style-name="P61"><text:span text:style-name="T25">H</text:span><text:span text:style-name="T20">i all -</text:span></text:p>
      <text:p text:style-name="P48"/>
      <text:p text:style-name="P48">Bit of a monster update here, apologies!</text:p>
      <text:p text:style-name="P56"/>
      <text:p text:style-name="P62"><text:span text:style-name="T24">I was able to implement the k cross-validation without </text:span><text:span text:style-name="T33">too </text:span><text:span text:style-name="T24">many problems, </text:span><text:span text:style-name="T26">returned the following results </text:span><text:span text:style-name="T30">for the data</text:span><text:span text:style-name="T26"> </text:span><text:span text:style-name="T29">at end of 26/06</text:span><text:span text:style-name="T26">: </text:span></text:p>
      <text:p text:style-name="P49"/>
      <text:p text:style-name="P67">n = 4230</text:p>
      <text:p text:style-name="P68">Overall <text:span text:style-name="T57">(c</text:span><text:span text:style-name="T60">k</text:span><text:span text:style-name="T57">)</text:span>: <text:s/>0.6431080881297078</text:p>
      <text:p text:style-name="P57"/>
      <text:p text:style-name="P63"><text:span text:style-name="T46">Looked</text:span><text:span text:style-name="T35"> at it in more detail, the </text:span><text:span text:style-name="T27">market </text:span><text:span text:style-name="T35">listing</text:span><text:span text:style-name="T27">s</text:span><text:span text:style-name="T35"> items </text:span><text:span text:style-name="T34">were</text:span><text:span text:style-name="T35"> largely correct </text:span><text:span text:style-name="T28">but the forum titles not-so-much, primarily because the terminology is more variable, </text:span><text:span text:style-name="T31">increased use of </text:span><text:span text:style-name="T32">insider </text:span><text:span text:style-name="T31">slang</text:span><text:span text:style-name="T28"> and greater prominence of spelling mistakes. Certain categories </text:span><text:span text:style-name="T34">were</text:span><text:span text:style-name="T28"> pretty solid (</text:span><text:span text:style-name="T29">VPNs, Credit, Crypto Trading are all </text:span><text:span text:style-name="T28">&gt;80% correct) but others are very low (</text:span><text:span text:style-name="T29">Lockpicking, Mobile Hacking.. </text:span><text:span text:style-name="T28">&lt;40%).</text:span></text:p>
      <text:p text:style-name="P50"/>
      <text:p text:style-name="P62"><text:span text:style-name="T28">I </text:span><text:span text:style-name="T34">added more GT data </text:span><text:span text:style-name="T37">(</text:span><text:span text:style-name="T36">trying to emphasise these areas</text:span><text:span text:style-name="T37">)</text:span><text:span text:style-name="T36">, </text:span><text:span text:style-name="T34">fixed a couple instances </text:span><text:span text:style-name="T46">where</text:span><text:span text:style-name="T34"> I had manually sorted incorrectly </text:span><text:span text:style-name="T37">and tweaked some of the code. </text:span><text:span text:style-name="T38">Ran it again and got a better result:</text:span></text:p>
      <text:p text:style-name="P48"/>
      <text:p text:style-name="P69">n = 5390</text:p>
      <text:p text:style-name="P70"><text:span text:style-name="T57">Overall </text:span><text:span text:style-name="T58">(c</text:span><text:span text:style-name="T59">k</text:span><text:span text:style-name="T58">)</text:span><text:span text:style-name="T57">: <text:s/>0.6968650694049577</text:span></text:p>
      <text:p text:style-name="P51"/>
      <text:p text:style-name="P64"><text:span text:style-name="T25">The main issue is that </text:span><text:span text:style-name="T41">it’</text:span><text:span text:style-name="T38">s </text:span><text:span text:style-name="T25">VERY slow. </text:span><text:span text:style-name="T38">It </text:span><text:span text:style-name="T41">wasn’t particularly</text:span><text:span text:style-name="T38"> fast to begin with</text:span><text:span text:style-name="T25"> </text:span><text:span text:style-name="T38">and</text:span><text:span text:style-name="T25"> now </text:span><text:span text:style-name="T38">it </text:span><text:span text:style-name="T25">needs to rebuild that data from scratch </text:span><text:span text:style-name="T43">and then run </text:span><text:span text:style-name="T25">10 times, </text:span><text:span text:style-name="T39">so </text:span><text:span text:style-name="T25">it takes hours to achieve the end result. </text:span><text:span text:style-name="T39">In addition, the</text:span><text:span text:style-name="T40">re’s now &gt;5000 </text:span><text:span text:style-name="T41">items</text:span><text:span text:style-name="T40"> in the</text:span><text:span text:style-name="T39"> ground truth data, </text:span><text:span text:style-name="T42">so there’s a lot of keywords for it to </text:span><text:span text:style-name="T45">extract and </text:span><text:span text:style-name="T42">cross-check </text:span><text:span text:style-name="T44">every</text:span><text:span text:style-name="T42"> run.</text:span></text:p>
      <text:p text:style-name="P52"/>
      <text:p text:style-name="P65"><text:span text:style-name="T42">I’</text:span><text:span text:style-name="T20">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1">Requires </text:span><text:span text:style-name="T72">pandas, numpy </text:span><text:span text:style-name="T74">and</text:span><text:span text:style-name="T72"> nlt</text:span><text:span text:style-name="T73">k </text:span><text:span text:style-name="T75">packages</text:span><text:span text:style-name="T73">.</text:span></text:p>
      <text:p text:style-name="P24"/>
      <text:p text:style-name="P25"><text:span text:style-name="T62">If you run</text:span> <text:span text:style-name="T61">K-analysis.py, </text:span><text:span text:style-name="T62">that’ll run the whole operation. It’s currently set up to </text:span><text:span text:style-name="T63">run on sample data (~600 sorted random entries) – in case you wanted to see it work without waiting for ages. </text:span></text:p>
      <text:p text:style-name="P25"/>
      <text:p text:style-name="P25"><text:span text:style-name="T62">If you scroll down, there’s comments explained what each function does. </text:span><text:span text:style-name="T65">It’s essentially split into four stages:</text:span></text:p>
      <text:p text:style-name="P24"/>
      <text:p text:style-name="P71">1. Shuffling the dataset and splitting it into x10 k samples</text:p>
      <text:p text:style-name="P72"><text:span text:style-name="T65">2. </text:span><text:span text:style-name="T66">Creating x10 sets (</text:span><text:span text:style-name="T67">comprising of </text:span><text:span text:style-name="T66">every </text:span><text:span text:style-name="T68">k </text:span><text:span text:style-name="T66">sample except one) </text:span><text:span text:style-name="T68">which will be used to train the model in turn.</text:span></text:p>
      <text:p text:style-name="P73">3. <text:span text:style-name="T68">Some </text:span><text:span text:style-name="T69">brief</text:span><text:span text:style-name="T68"> validation of these subsets.</text:span></text:p>
      <text:p text:style-name="P74"><text:soft-page-break/><text:span text:style-name="T69">4. </text:span><text:span text:style-name="T70">A loop that trains the model and categorises each k sample</text:span></text:p>
      <text:p text:style-name="P75">5. Calculating CK for each k sample and printing the results.</text:p>
      <text:p text:style-name="P24"/>
      <text:p text:style-name="P26"><text:span text:style-name="T63">If you want it to run the full dataset, </text:span><text:span text:style-name="T64">change the path (line 8) in splitFile.py from sample.csv to full.csv. </text:span></text:p>
      <text:p text:style-name="P26"/>
      <text:p text:style-name="P27"><text:span text:style-name="T76">I can share the Git repo with you if that’s helpful </text:span><text:span text:style-name="T77">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0">hope you’re doing well.</text:span></text:p>
      <text:p text:style-name="P14"/>
      <text:p text:style-name="P28"><text:span text:style-name="T51">I’ve run it on the </text:span><text:span text:style-name="T52">source data </text:span><text:span text:style-name="T51">and then done a quick </text:span><text:span text:style-name="T53">check-over.</text:span><text:span text:style-name="T51"> </text:span></text:p>
      <text:p text:style-name="P14"/>
      <text:p text:style-name="P6">Market</text:p>
      <text:p text:style-name="P14">The good news is that it’s broadly correct but there’s a few holes, <text:span text:style-name="T78">particularly in </text:span><text:span text:style-name="T79">some of </text:span><text:span text:style-name="T78">the rarer categories.</text:span></text:p>
      <text:p text:style-name="P14"/>
      <text:p text:style-name="P29"><text:span text:style-name="T47">For example, every item (</text:span><text:span text:style-name="T48">about</text:span><text:span text:style-name="T47"> 8 in </text:span><text:span text:style-name="T48">each)</text:span><text:span text:style-name="T47"> in the doxing, </text:span><text:span text:style-name="T48">mobile-hacking</text:span><text:span text:style-name="T47"> </text:span><text:span text:style-name="T49">cats</text:span><text:span text:style-name="T47"> was incorrectly categorised. </text:span><text:span text:style-name="T50">A chunk of eBooks were also incorrectly classed as Crytpo due to an overweighted keyword.</text:span></text:p>
      <text:p text:style-name="P15"/>
      <text:p text:style-name="P6">Forum Thread Titles</text:p>
      <text:p text:style-name="P16">Similar story for thread titles – broadly correct but <text:span text:style-name="T81">there’s a few </text:span>issues. Much of what has been flagged as an e-book, <text:span text:style-name="T82">isn’t.</text:span></text:p>
      <text:p text:style-name="P16"/>
      <text:p text:style-name="P17">So far after running it, I’ve written up a little bit about some of these issues, the data prep and I’m looking at creating the mappings next.</text:p>
      <text:p text:style-name="P17"/>
      <text:p text:style-name="P7">1<text:span text:style-name="T107">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4">completed the plans</text:span> outlined there. </text:p>
      <text:p text:style-name="P19"/>
      <text:p text:style-name="P20"><text:span text:style-name="T85">- Ran the k-fold cross validation after the changes. Cohen’s kappa was improved, though not </text:span><text:span text:style-name="T86">nearly </text:span><text:span text:style-name="T85">as much as I’d have liked </text:span><text:span text:style-name="T86">(</text:span><text:span text:style-name="T87">only </text:span><text:span text:style-name="T86">from 0.72 to 0.73!).</text:span></text:p>
      <text:p text:style-name="P20"><text:span text:style-name="T88">- Similar for the under/over allocation, the effects are still there, </text:span><text:span text:style-name="T89">only</text:span><text:span text:style-name="T88"> mitigated slightly. </text:span></text:p>
      <text:p text:style-name="P21"/>
      <text:p text:style-name="P21"><text:span text:style-name="T90">A bit disappointing as I was hoping for more of an improvement. </text:span><text:span text:style-name="T89">Feel like I’m reaching my limit </text:span><text:span text:style-name="T90">now in regards to the changes I can make to the classifier.</text:span></text:p>
      <text:p text:style-name="P21"/>
      <text:p text:style-name="P30">- Ran the <text:span text:style-name="T91">rest of the </text:span>unsorted <text:span text:style-name="T91">data, </text:span><text:span text:style-name="T92">as before but including the hacking forum data as well.</text:span></text:p>
      <text:p text:style-name="P30"/>
      <text:p text:style-name="P31"><text:span text:style-name="T93">I’m looking at the outcomes of the hacking data now. The </text:span><text:span text:style-name="T96">content</text:span><text:span text:style-name="T93"> is quite different – </text:span><text:span text:style-name="T94">there are a lot more things like account dumps, cracking tools. Some categories like proxies, are near perfect but others are almost all incorrectly classified.</text:span></text:p>
      <text:p text:style-name="P31"/>
      <text:p text:style-name="P32"><text:soft-page-break/>I’<text:span text:style-name="T95">m</text:span> manually corrected a lot of this now <text:span text:style-name="T95">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6">Some good news, got a distinction for the research proposal! Thanks very much for your support on that. </text:span><text:span text:style-name="T54">I have a minor issue with some of the feedback </text:span><text:span text:style-name="T55">(regarding dark</text:span><text:span text:style-name="T56">net</text:span><text:span text:style-name="T55"> server locations)</text:span><text:span text:style-name="T54">:</text:span></text:p>
      <text:p text:style-name="P19"/>
      <text:p text:style-name="P76"><text:span text:style-name="T97">A</text:span>t places, they seems bit odd, like "<text:span text:style-name="T98">t</text:span>his makes it essentially impossible for forensic researchers to investigate using traditional means like examining a server’s IP address". IPs are always traceable!</text:p>
      <text:p text:style-name="P76"/>
      <text:p text:style-name="P78"><text:span text:style-name="T100">I think what I’ve written is fair. My understanding </text:span><text:span text:style-name="T102">is that </text:span><text:span text:style-name="T100">the </text:span><text:span text:style-name="T101">location </text:span><text:span text:style-name="T102">details are</text:span><text:span text:style-name="T101"> heavily </text:span><text:span text:style-name="T100">encryp</text:span><text:span text:style-name="T101">ted </text:span><text:span text:style-name="T103">and impossible to decipher via traditional means,</text:span><text:span text:style-name="T101"> </text:span><text:span text:style-name="T103">o</text:span><text:span text:style-name="T102">therwise the job of law enforcement would be very easy </text:span><text:span text:style-name="T104">in shutting down these sites</text:span><text:span text:style-name="T102">?</text:span></text:p>
      <text:p text:style-name="P78"><text:span text:style-name="T102"/></text:p>
      <text:p text:style-name="P79"><text:span text:style-name="T105">1</text:span><text:span text:style-name="T99">5</text:span><text:span text:style-name="T106">th</text:span><text:span text:style-name="T99"> July </text:span></text:p>
      <text:p text:style-name="P79"><text:span text:style-name="T99"><text:s/></text:span></text:p>
      <text:p text:style-name="P80"><text:span text:style-name="T99">All KA’s aren’t represented</text:span></text:p>
      <text:p text:style-name="P81"><text:span text:style-name="T99">or I just hold these as 0 values – but this wouldn’t technically be correct as there are occasionally entries which fall into these categories.</text:span></text:p>
      <text:p text:style-name="P77"/>
      <text:p text:style-name="P76"/>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7-14T18:06:12.001940744</dc:date>
    <meta:editing-duration>P4DT14H58M1S</meta:editing-duration>
    <meta:editing-cycles>106</meta:editing-cycles>
    <meta:generator>LibreOffice/6.4.4.2$Linux_X86_64 LibreOffice_project/40$Build-2</meta:generator>
    <meta:document-statistic meta:table-count="0" meta:image-count="0" meta:object-count="0" meta:page-count="4" meta:paragraph-count="93" meta:word-count="1184" meta:character-count="6875" meta:non-whitespace-character-count="5752"/>
  </office:meta>
</office:document-meta>
</file>